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ntro</text:span></text:p>
      <text:p text:style-name="Standard"><text:span text:style-name="T3">&lt;h2&gt;</text:span>Willkommen!<text:span text:style-name="T3">&lt;/h2&gt;</text:span></text:p>
      <text:p text:style-name="Standard"/>
      <text:p text:style-name="Standard"><text:s text:c="8"/><text:span text:style-name="T3">&lt;b&gt;</text:span>Wir sind Phimesto,<text:span text:style-name="T3">&lt;/b&gt;</text:span> ein weltweiter Bund an Gelehrten. Seit Jahrhunderten wachen wir, von den Menschen unbemerkt, über die Geschicke der Menschheit.<text:span text:style-name="T5"> </text:span><text:span text:style-name="T3">&lt;br&gt;</text:span></text:p>
      <text:p text:style-name="Standard"><text:s text:c="8"/>Unsere Aufgabe ist das Wissen zu bewahren und die reine Erkenntnis zu behüten! <text:span text:style-name="T3">&lt;br&gt;&lt;br&gt;</text:span></text:p>
      <text:p text:style-name="Standard"/>
      <text:p text:style-name="Standard"><text:s text:c="8"/>Doch ein schlimmer Gegner hat unsere Macht gebrochen! <text:span text:style-name="T3">&lt;br&gt; </text:span></text:p>
      <text:p text:style-name="Standard">All das Wissen und die Erkenntnisse der Menschheit wurden in </text:p>
      <text:p text:style-name="Standard"><text:span text:style-name="T3">&lt;i&gt;</text:span><text:span text:style-name="T2"> <text:s text:c="3"/></text:span>DAS BUCH MIT SIEBEN SIEGELN <text:s text:c="3"/><text:span text:style-name="T3">&lt;/i&gt;</text:span><text:span text:style-name="T2"> </text:span></text:p>
      <text:p text:style-name="Standard">gesperrt und für uns unzugänglich gemacht!</text:p>
      <text:p text:style-name="Standard"><text:s text:c="8"/><text:span text:style-name="T3">&lt;br&gt;&lt;br&gt;</text:span></text:p>
      <text:p text:style-name="Standard"><text:s text:c="8"/>Ihr seid unseren Hinweisen bis hierher gefolgt und habt damit bewiesen, dass Ihr würdig seid das Rätsel zu lösen und die Siegel zu brechen! <text:span text:style-name="T3">&lt;br&gt;&lt;br&gt;</text:span></text:p>
      <text:p text:style-name="Standard"><text:s text:c="8"/>Folgt nun den Spuren! <text:span text:style-name="T3">&lt;br&gt;</text:span></text:p>
      <text:p text:style-name="Standard"><text:s text:c="8"/>Findet das Buch und brecht die Siegel! <text:span text:style-name="T3">&lt;br&gt;</text:span></text:p>
      <text:p text:style-name="Standard"><text:s text:c="8"/>Helft uns. Helft der gesamten Menschheit! <text:span text:style-name="T3">&lt;br&gt;&lt;br&gt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3">&lt;button&gt;</text:span><text:span text:style-name="T2"> </text:span><text:span text:style-name="T4">Helft Phimesto!</text:span><text:span text:style-name="T3">&lt;/button&gt;&lt;br&gt;</text:span></text:p>
      <text:p text:style-name="Standard"><text:span text:style-name="T3">&lt;i&gt;</text:span><text:span text:style-name="T4">Diese Seite benötigt zwingend Google Maps. Durch Klicken auf den Button stimmt ihr den</text:span></text:p>
      <text:p text:style-name="Standard"><text:span text:style-name="T3">&lt;a href=“...“ <text:s/></text:span><text:span text:style-name="T2"><text:s/></text:span><text:span text:style-name="T4">Datenschutzbedingungen (Link) <text:s text:c="3"/></text:span><text:span text:style-name="T3">&lt;/a&gt;</text:span><text:span text:style-name="T2"> <text:s text:c="4"/></text:span><text:span text:style-name="T4">zu. <text:s text:c="3"/></text:span><text:span text:style-name="T3">&lt;/i&gt;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2"><text:span text:style-name="T2">Schluss</text:span></text:p>
      <text:p text:style-name="Standard"><text:span text:style-name="T2"/></text:p>
      <text:p text:style-name="P1">Ja! Genau dort liegt das Buch!<text:span text:style-name="T3">&lt;br&gt;</text:span> </text:p>
      <text:p text:style-name="P1">Ihr habt das Rätsel tatsächlich gelöst und den Standort offengelegt! <text:span text:style-name="T3">&lt;br&gt;</text:span></text:p>
      <text:p text:style-name="P1"><text:s text:c="8"/>Diese Ungeheuer haben uns ausgeraubt und sich aufs Schlimmste an unserem Buch vergangen. Der Zugang ist verschlossen.<text:span text:style-name="T3">&lt;br&gt;</text:span></text:p>
      <text:p text:style-name="P1"><text:s text:c="8"/>Die Siegel müssen gebrochen und die Steine zurückgeführt werden, bevor diese Räuber Mephisto, den finsteren Herrn der Dämonen beschwören können!<text:span text:style-name="T3">&lt;br&gt;</text:span></text:p>
      <text:p text:style-name="P1"><text:s text:c="8"/>Ihr habt Euch würdig erwiesen, doch diese Aufgabe kann nicht allein bewältigt werden.</text:p>
      <text:p text:style-name="P1"><text:s text:c="8"/>Es braucht eine Gruppe Auserwählter mit reinem Gemüt um sich der Herausforderung zu stellen und die 5 Siegelsteine aus den Klauen des Bösen zu befreien.</text:p>
      <text:p text:style-name="P1"><text:s text:c="8"/>Eilt zum Buch, die Zeit ist knapp!<text:span text:style-name="T3">&lt;br&gt;</text:span></text:p>
      <text:p text:style-name="P1"><text:s text:c="8"/>Phimesto wird Euch zur Seite stehen! <text:span text:style-name="T3">&lt;br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4T21:10:10.45</meta:creation-date>
    <meta:document-statistic meta:table-count="0" meta:image-count="0" meta:object-count="0" meta:page-count="1" meta:paragraph-count="25" meta:word-count="247" meta:character-count="1757"/>
    <dc:date>2020-04-04T21:38:43.25</dc:date>
    <meta:editing-duration>PT13M22S</meta:editing-duration>
    <meta:editing-cycles>1</meta:editing-cycles>
    <meta:generator>OpenOffice/4.1.6$Win32 OpenOffice.org_project/416m1$Build-9790</meta:generator>
  </office:meta>
</office:document-meta>
</file>